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Elenco menù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.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821054788" text:style-name="Numerazione_20_UC">
              <text:list-item text:start-value="1">
                <text:p text:style-name="Azione_20_attore">L'impiegato accede alla sezione per visualizzare l'elenco dei bambini con i relativi piani pasto.</text:p>
              </text:list-item>
              <text:list-item>
                <text:p text:style-name="Azione_20_sistema">Il sistema visualizza l'elenco di tutti i piani-pasto per classe indicando cognome, nome bambino, tipologia, classe e tipo di pas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visualizza l'elenco di tutti i piani-past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'elenco dei piani-pasto o il relativo messaggio di errore deve essere visualizzato entro 20 secondi;</text:p>
          </table:table-cell>
        </table:table-row>
      </table:table>
      <text:p text:style-name="P3">Visualizzazione di tutti i menù per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21:45:33.55</meta:creation-date>
    <meta:editing-duration>P0D</meta:editing-duration>
    <meta:editing-cycles>4</meta:editing-cycles>
    <meta:generator>LibreOffice/3.5$Linux_X86_64 LibreOffice_project/350m1$Build-2</meta:generator>
    <dc:date>2012-10-29T13:24:10</dc:date>
    <meta:document-statistic meta:table-count="1" meta:image-count="0" meta:object-count="0" meta:page-count="1" meta:paragraph-count="18" meta:word-count="111" meta:character-count="519" meta:non-whitespace-character-count="657"/>
  </office:meta>
</office:document-meta>
</file>